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Italic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70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87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34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11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21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27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2" style:family="paragraph">
      <style:paragraph-properties fo:margin-left="0cm" fo:margin-right="0cm" fo:margin-top="0cm" fo:margin-bottom="0cm" fo:text-align="center" fo:text-indent="0cm" style:text-autospace="non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style:font-name="Arial" fo:font-size="27pt" fo:text-shadow="1pt 1pt" fo:font-weight="bold" style:font-size-asian="36pt" style:font-weight-asian="bold" style:font-size-complex="36pt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margin-top="0cm" fo:margin-bottom="0cm" fo:text-align="start" fo:text-indent="0cm" style:text-autospace="none"/>
    </style:style>
    <style:style style:name="P7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1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2" style:family="text">
      <style:text-properties fo:color="#000000" style:font-name="Segoe UI" fo:font-size="28pt" fo:font-style="normal" fo:text-shadow="none" fo:font-weight="bold" style:font-name-asian="Segoe UI1" style:font-size-asian="28pt" style:font-style-asian="normal" style:font-weight-asian="bold" style:font-name-complex="Segoe UI1" style:font-size-complex="28pt" style:font-style-complex="normal" style:font-weight-complex="bold"/>
    </style:style>
    <style:style style:name="T3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4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5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6" style:family="text">
      <style:text-properties fo:color="#ffffff" style:font-name="Arial" fo:font-size="36pt" fo:text-shadow="1pt 1pt" fo:font-weight="bold" style:font-name-asian="Segoe UI1" style:font-size-asian="36pt" style:font-weight-asian="bold" style:font-name-complex="Segoe UI1" style:font-size-complex="36pt" style:font-weight-complex="bold"/>
    </style:style>
    <style:style style:name="T7" style:family="text">
      <style:text-properties fo:color="#000000" style:font-name="Segoe UI Semibold" fo:font-size="20pt" fo:text-shadow="none" fo:font-weight="normal" style:font-name-asian="Segoe UI1" style:font-size-asian="20pt" style:font-weight-asian="normal" style:font-name-complex="Segoe UI1" style:font-size-complex="20pt" style:font-weight-complex="normal"/>
    </style:style>
    <style:style style:name="T8" style:family="text">
      <style:text-properties fo:color="#ffffff" style:font-name="Segoe UI" fo:font-size="16pt" fo:text-shadow="1pt 1pt" fo:font-weight="normal" style:font-name-asian="Segoe UI1" style:font-size-asian="16pt" style:font-weight-asian="normal" style:font-name-complex="Segoe UI1" style:font-size-complex="16pt" style:font-weight-complex="normal"/>
    </style:style>
    <style:style style:name="T9" style:family="text">
      <style:text-properties fo:color="#ffffff" style:font-name="Arial" fo:font-size="18pt" fo:text-shadow="1pt 1pt" fo:font-weight="bold" style:font-name-asian="Segoe UI1" style:font-size-asian="18pt" style:font-weight-asian="bold" style:font-name-complex="Segoe UI1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5.146cm" svg:height="4.953cm" svg:x="1.524cm" svg:y="0.892cm">
          <draw:text-box>
            <text:p text:style-name="P1"><text:span text:style-name="T1">Hymn #740</text:span><text:span text:style-name="T2"> </text:span></text:p>
            <text:p text:style-name="P2"><text:span text:style-name="T3">“</text:span><text:span text:style-name="T3">I Am Jesus' Little Lamb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3" draw:layer="layout" svg:width="24.638cm" svg:height="6.122cm" svg:x="1.502cm" svg:y="0.736cm">
          <draw:text-box>
            <text:p text:style-name="P1"><text:span text:style-name="T4">1.</text:span><text:span text:style-name="T5"> I am Jesus’ little lamb,</text:span><text:span text:style-name="T5"><text:line-break/></text:span><text:span text:style-name="T5">Ever glad at heart I am;</text:span><text:span text:style-name="T5"><text:line-break/></text:span><text:span text:style-name="T5">For my Shepherd gently guides m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3" draw:layer="layout" svg:width="24.638cm" svg:height="5.594cm" svg:x="1.524cm" svg:y="1.01cm">
          <draw:text-box>
            <text:p text:style-name="P1"><text:span text:style-name="T5">Knows my need and well provides me,</text:span><text:span text:style-name="T5"><text:line-break/></text:span><text:span text:style-name="T5">Loves me ev’ry day the same,</text:span><text:span text:style-name="T5"><text:line-break/></text:span><text:span text:style-name="T5">Even calls me by my n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5" draw:layer="layout" svg:width="24.824cm" svg:height="5.369cm" svg:x="1.592cm" svg:y="0.981cm">
          <draw:text-box>
            <text:p text:style-name="P1"><text:span text:style-name="T4">2.</text:span><text:span text:style-name="T5"> Day by day, at home, away,</text:span><text:span text:style-name="T5"><text:line-break/></text:span><text:span text:style-name="T5">Jesus is my staff and stay.</text:span><text:span text:style-name="T5"><text:line-break/></text:span><text:span text:style-name="T5">When I hunger, Jesus feeds m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5" draw:layer="layout" svg:width="24.824cm" svg:height="5.369cm" svg:x="1.592cm" svg:y="0.981cm">
          <draw:text-box>
            <text:p text:style-name="P1"><text:span text:style-name="T5">Into pleasant pastures leads me;</text:span><text:span text:style-name="T5"><text:line-break/></text:span><text:span text:style-name="T5">When I thirst, He bids me go</text:span><text:span text:style-name="T5"><text:line-break/></text:span><text:span text:style-name="T5">Where the quiet waters flow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6" draw:text-style-name="P3" draw:layer="layout" svg:width="25.146cm" svg:height="5.461cm" svg:x="1.27cm" svg:y="1.016cm">
          <draw:text-box>
            <text:p text:style-name="P1"><text:span text:style-name="T5">3. Who so happy as I am,</text:span><text:span text:style-name="T5"><text:line-break/></text:span><text:span text:style-name="T5">Even now the Shepherd’s lamb?</text:span><text:span text:style-name="T5"><text:line-break/></text:span><text:span text:style-name="T5">And when my short life is ended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7" draw:text-style-name="P3" draw:layer="layout" svg:width="24.892cm" svg:height="9.528cm" svg:x="1.547cm" svg:y="0.902cm">
          <draw:text-box>
            <text:p text:style-name="P1"><text:span text:style-name="T5">By His angel host attended,</text:span><text:span text:style-name="T5"><text:line-break/></text:span><text:span text:style-name="T5">He shall fold me to His breast,</text:span><text:span text:style-name="T5"><text:line-break/></text:span><text:span text:style-name="T5">There within His arms to rest.</text:span></text:p>
            <text:p text:style-name="P6"><text:span text:style-name="T6"/></text:p>
            <text:p text:style-name="P7"><text:span text:style-name="T7"/></text:p>
            <text:p text:style-name="P7"><text:span text:style-name="T7"/></text:p>
            <text:p text:style-name="P7"><text:span text:style-name="T7"><text:s text:c="21"/></text:span><text:span text:style-name="T7">Public domain </text:span><text:span text:style-name="T8"><text:s text:c="5"/></text:span><text:span text:style-name="T9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Italic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9-02T20:49:29.575000000</meta:creation-date>
    <dc:date>2017-09-08T11:13:09.960000000</dc:date>
    <meta:editing-duration>PT17M3S</meta:editing-duration>
    <meta:editing-cycles>9</meta:editing-cycles>
    <meta:generator>LibreOffice/5.4.0.3$Windows_X86_64 LibreOffice_project/7556cbc6811c9d992f4064ab9287069087d7f62c</meta:generator>
    <meta:document-statistic meta:object-count="42"/>
  </office:meta>
</office:document-meta>
</file>